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5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04cm" fo:min-width="1.79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14.92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bfbfbf"/>
    </style:style>
    <style:style style:name="gr11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0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9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style:paragraph-properties fo:text-align="start" style:writing-mode="lr-tb"/>
      <style:text-properties fo:color="#111111" loext:opacity="100%"/>
    </style:style>
    <style:style style:name="P9" style:family="paragraph">
      <loext:graphic-properties draw:fill="none"/>
      <style:paragraph-properties fo:text-align="start" style:writing-mode="lr-tb"/>
      <style:text-properties fo:color="#111111" loext:opacity="100%" fo:font-size="10pt" style:font-size-asian="10pt" style:font-size-complex="10pt"/>
    </style:style>
    <style:style style:name="P10" style:family="paragraph">
      <loext:graphic-properties draw:fill="solid" draw:fill-color="#bfbfbf"/>
    </style:style>
    <style:style style:name="P11" style:family="paragraph">
      <loext:graphic-properties draw:fill="none"/>
      <style:text-properties fo:color="#111111" loext:opacity="100%" fo:font-size="10pt" style:font-size-asian="10pt" style:font-size-complex="10pt"/>
    </style:style>
    <style:style style:name="T1" style:family="text">
      <style:text-properties fo:color="#000000" loext:opacity="100%"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T2" style:family="text">
      <style:text-properties fo:color="#000000" loext:opacity="100%" style:font-name="Symbol1" fo:font-size="10pt" fo:font-weight="normal" style:font-size-asian="10pt" style:font-weight-asian="normal" style:font-name-complex="Symbol1" style:font-size-complex="10pt" style:font-weight-complex="normal"/>
    </style:style>
    <style:style style:name="T3" style:family="text">
      <style:text-properties fo:color="#000000" loext:opacity="100%" style:font-name="Arial1" fo:font-size="18pt" fo:font-weight="bold" style:font-size-asian="18pt" style:font-weight-asian="bold" style:font-name-complex="Arial1" style:font-size-complex="18pt" style:font-weight-complex="bold"/>
    </style:style>
    <style:style style:name="T4" style:family="text">
      <style:text-properties fo:color="#000000" loext:opacity="100%" style:font-name="Arial1" fo:font-size="12pt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fo:color="#111111" loext:opacity="100%" style:font-name="Arial1" fo:font-size="10pt" fo:font-style="italic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6" style:family="text">
      <style:text-properties fo:color="#000000" loext:opacity="100%" style:font-name="Arial1" fo:font-size="10pt" fo:font-weight="bold" style:font-size-asian="10pt" style:font-weight-asian="bold" style:font-name-complex="Arial1" style:font-size-complex="10pt" style:font-weight-complex="bold"/>
    </style:style>
    <style:style style:name="T7" style:family="text">
      <style:text-properties style:font-name="Arial1" fo:font-size="10pt" fo:font-style="italic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8" style:family="text">
      <style:text-properties fo:color="#111111" loext:opacity="100%" style:font-name="Arial1" fo:font-size="10pt" fo:font-style="italic" style:font-size-asian="10pt" style:font-style-asian="italic" style:font-name-complex="Arial1" style:font-size-complex="10pt" style:font-style-complex="italic"/>
    </style:style>
    <style:style style:name="T9" style:family="text">
      <style:text-properties fo:color="#0000ff" loext:opacity="100%" style:font-name="Arial1" fo:font-size="10pt" fo:font-style="italic" fo:font-weight="normal" style:font-size-asian="10pt" style:font-style-asian="italic" style:font-weight-asian="normal" style:font-name-complex="Arial1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-0.002cm" svg:y="-1.941cm" svg:viewBox="0 0 21591 27941" draw:points="0,0 21591,0 21591,27941 0,27941">
          <text:p/>
        </draw:polygon>
        <draw:frame draw:style-name="gr2" draw:text-style-name="P3" draw:layer="layout" svg:width="1.257cm" svg:height="0.395cm" svg:x="2.743cm" svg:y="1.326cm">
          <draw:text-box>
            <text:p text:style-name="P2"><text:span text:style-name="T1">MilkPay</text:span></text:p>
          </draw:text-box>
        </draw:frame>
        <draw:frame draw:style-name="gr3" draw:text-style-name="P4" draw:layer="layout" svg:width="0.352cm" svg:height="0.395cm" svg:x="13.762cm" svg:y="1.396cm">
          <draw:text-box>
            <text:p text:style-name="P2"><text:span text:style-name="T1"><text:s/></text:span></text:p>
          </draw:text-box>
        </draw:frame>
        <draw:frame draw:style-name="gr4" draw:text-style-name="P3" draw:layer="layout" svg:width="1.797cm" svg:height="0.404cm" svg:x="2.743cm" svg:y="1.846cm">
          <draw:text-box>
            <text:p text:style-name="P2"><text:span text:style-name="T1">Versão: 1.0</text:span></text:p>
          </draw:text-box>
        </draw:frame>
        <draw:line draw:style-name="gr5" draw:text-style-name="P5" draw:layer="layout" svg:x1="2.54cm" svg:y1="1.283cm" svg:x2="2.54cm" svg:y2="2.253cm">
          <text:p/>
        </draw:line>
        <draw:line draw:style-name="gr5" draw:text-style-name="P5" draw:layer="layout" svg:x1="13.558cm" svg:y1="1.283cm" svg:x2="13.558cm" svg:y2="2.253cm">
          <text:p/>
        </draw:line>
        <draw:line draw:style-name="gr5" draw:text-style-name="P5" draw:layer="layout" svg:x1="19.049cm" svg:y1="1.283cm" svg:x2="19.049cm" svg:y2="2.253cm">
          <text:p/>
        </draw:line>
        <draw:line draw:style-name="gr5" draw:text-style-name="P5" draw:layer="layout" svg:x1="2.526cm" svg:y1="1.283cm" svg:x2="19.063cm" svg:y2="1.283cm">
          <text:p/>
        </draw:line>
        <draw:line draw:style-name="gr5" draw:text-style-name="P5" draw:layer="layout" svg:x1="2.526cm" svg:y1="1.803cm" svg:x2="19.063cm" svg:y2="1.803cm">
          <text:p/>
        </draw:line>
        <draw:line draw:style-name="gr5" draw:text-style-name="P5" draw:layer="layout" svg:x1="2.526cm" svg:y1="2.253cm" svg:x2="19.063cm" svg:y2="2.253cm">
          <text:p/>
        </draw:line>
        <draw:frame draw:style-name="gr3" draw:text-style-name="P4" draw:layer="layout" svg:width="2.983cm" svg:height="0.395cm" svg:x="13.762cm" svg:y="1.846cm">
          <draw:text-box>
            <text:p text:style-name="P2"><text:span text:style-name="T1"><text:s text:c="2"/></text:span><text:span text:style-name="T1">Data: <text:s/>07/03/2022</text:span></text:p>
          </draw:text-box>
        </draw:frame>
        <draw:frame draw:style-name="gr3" draw:text-style-name="P4" draw:layer="layout" svg:width="1.928cm" svg:height="0.395cm" svg:x="2.743cm" svg:y="25.844cm">
          <draw:text-box>
            <text:p text:style-name="P2"><text:span text:style-name="T1">Confidencial</text:span></text:p>
          </draw:text-box>
        </draw:frame>
        <draw:frame draw:style-name="gr3" draw:text-style-name="P4" draw:layer="layout" svg:width="0.352cm" svg:height="0.412cm" svg:x="8.489cm" svg:y="25.842cm">
          <draw:text-box>
            <text:p text:style-name="P2"><text:span text:style-name="T2"></text:span></text:p>
          </draw:text-box>
        </draw:frame>
        <draw:frame draw:style-name="gr3" draw:text-style-name="P4" draw:layer="layout" svg:width="4.015cm" svg:height="0.395cm" svg:x="8.767cm" svg:y="25.853cm">
          <draw:text-box>
            <text:p text:style-name="P2"><text:span text:style-name="T1">AKTIE TECH, 07/03/2022</text:span></text:p>
          </draw:text-box>
        </draw:frame>
        <draw:line draw:style-name="gr6" draw:text-style-name="P5" draw:layer="layout" svg:x1="0.846cm" svg:y1="0.846cm" svg:x2="20.743cm" svg:y2="0.846cm">
          <text:p/>
        </draw:line>
        <draw:line draw:style-name="gr6" draw:text-style-name="P5" draw:layer="layout" svg:x1="0.846cm" svg:y1="0.846cm" svg:x2="0.846cm" svg:y2="27.093cm">
          <text:p/>
        </draw:line>
        <draw:line draw:style-name="gr6" draw:text-style-name="P5" draw:layer="layout" svg:x1="20.743cm" svg:y1="0.846cm" svg:x2="20.743cm" svg:y2="27.093cm">
          <text:p/>
        </draw:line>
        <draw:line draw:style-name="gr6" draw:text-style-name="P5" draw:layer="layout" svg:x1="0.846cm" svg:y1="27.093cm" svg:x2="20.743cm" svg:y2="27.093cm">
          <text:p/>
        </draw:line>
        <draw:frame draw:style-name="gr3" draw:text-style-name="P4" draw:layer="layout" svg:width="1.382cm" svg:height="0.395cm" svg:x="17.454cm" svg:y="25.844cm">
          <draw:text-box>
            <text:p text:style-name="P2"><text:span text:style-name="T1">Página 1</text:span></text:p>
          </draw:text-box>
        </draw:frame>
        <draw:frame draw:style-name="gr7" draw:text-style-name="P6" draw:layer="layout" svg:width="2.364cm" svg:height="0.712cm" svg:x="9.636cm" svg:y="2.75cm">
          <draw:text-box>
            <text:p text:style-name="P2"><text:span text:style-name="T3">MilkPay</text:span></text:p>
          </draw:text-box>
        </draw:frame>
        <draw:frame draw:style-name="gr7" draw:text-style-name="P6" draw:layer="layout" svg:width="5.366cm" svg:height="0.712cm" svg:x="8.113cm" svg:y="3.864cm">
          <draw:text-box>
            <text:p text:style-name="P2"><text:span text:style-name="T3">Documento Visão</text:span></text:p>
          </draw:text-box>
        </draw:frame>
        <draw:frame draw:style-name="gr8" draw:text-style-name="P7" draw:layer="layout" svg:width="0.422cm" svg:height="0.475cm" svg:x="2.539cm" svg:y="5.525cm">
          <draw:text-box>
            <text:p text:style-name="P2"><text:span text:style-name="T4">1.</text:span></text:p>
          </draw:text-box>
        </draw:frame>
        <draw:frame draw:style-name="gr8" draw:text-style-name="P7" draw:layer="layout" svg:width="2.191cm" svg:height="0.475cm" svg:x="3.809cm" svg:y="5.525cm">
          <draw:text-box>
            <text:p text:style-name="P2"><text:span text:style-name="T4">Introdução</text:span></text:p>
          </draw:text-box>
        </draw:frame>
        <draw:frame draw:style-name="gr9" draw:text-style-name="P9" draw:layer="layout" svg:width="14.929cm" svg:height="0.397cm" svg:x="2.753cm" svg:y="6.353cm">
          <draw:text-box>
            <text:p text:style-name="P8"><text:span text:style-name="T5">Desenvolvimento de software para trazer tecnologia financeira para uma empresa de transporte</text:span></text:p>
          </draw:text-box>
        </draw:frame>
        <draw:frame draw:style-name="gr8" draw:text-style-name="P7" draw:layer="layout" svg:width="0.422cm" svg:height="0.475cm" svg:x="2.451cm" svg:y="9.075cm">
          <draw:text-box>
            <text:p text:style-name="P2"><text:span text:style-name="T4">2.</text:span></text:p>
          </draw:text-box>
        </draw:frame>
        <draw:frame draw:style-name="gr8" draw:text-style-name="P7" draw:layer="layout" svg:width="3.279cm" svg:height="0.475cm" svg:x="3.721cm" svg:y="9.075cm">
          <draw:text-box>
            <text:p text:style-name="P2"><text:span text:style-name="T4">Posicionamento</text:span></text:p>
          </draw:text-box>
        </draw:frame>
        <draw:frame draw:style-name="gr3" draw:text-style-name="P4" draw:layer="layout" svg:width="0.489cm" svg:height="0.395cm" svg:x="2.4cm" svg:y="10.055cm">
          <draw:text-box>
            <text:p text:style-name="P2"><text:span text:style-name="T6">2.1</text:span></text:p>
          </draw:text-box>
        </draw:frame>
        <draw:frame draw:style-name="gr3" draw:text-style-name="P4" draw:layer="layout" svg:width="3.812cm" svg:height="0.395cm" svg:x="3.67cm" svg:y="10.055cm">
          <draw:text-box>
            <text:p text:style-name="P2"><text:span text:style-name="T6">Instrução do Problema</text:span></text:p>
          </draw:text-box>
        </draw:frame>
        <draw:polygon draw:style-name="gr10" draw:text-style-name="P10" draw:layer="layout" svg:width="5.765cm" svg:height="0.675cm" svg:x="3.797cm" svg:y="11.294cm" svg:viewBox="0 0 5766 676" draw:points="0,0 5766,0 5766,676 0,676">
          <text:p/>
        </draw:polygon>
        <draw:frame draw:style-name="gr3" draw:text-style-name="P4" draw:layer="layout" svg:width="2.322cm" svg:height="0.395cm" svg:x="4.128cm" svg:y="11.35cm">
          <draw:text-box>
            <text:p text:style-name="P2"><text:span text:style-name="T1">O problema de</text:span></text:p>
          </draw:text-box>
        </draw:frame>
        <draw:polygon draw:style-name="gr10" draw:text-style-name="P10" draw:layer="layout" svg:width="5.765cm" svg:height="0.661cm" svg:x="3.797cm" svg:y="11.969cm" svg:viewBox="0 0 5766 662" draw:points="0,0 5766,0 5766,662 0,662">
          <text:p/>
        </draw:polygon>
        <draw:frame draw:style-name="gr3" draw:text-style-name="P11" draw:layer="layout" svg:width="7.47cm" svg:height="0.395cm" svg:x="9.765cm" svg:y="11.45cm">
          <draw:text-box>
            <text:p text:style-name="P8"><text:span text:style-name="T5">Dificuldade/Burocracia em realizar pagamentos.</text:span></text:p>
          </draw:text-box>
        </draw:frame>
        <draw:frame draw:style-name="gr3" draw:text-style-name="P4" draw:layer="layout" svg:width="0.781cm" svg:height="0.395cm" svg:x="4.128cm" svg:y="12.012cm">
          <draw:text-box>
            <text:p text:style-name="P2"><text:span text:style-name="T1">afeta</text:span></text:p>
          </draw:text-box>
        </draw:frame>
        <draw:polygon draw:style-name="gr10" draw:text-style-name="P10" draw:layer="layout" svg:width="5.765cm" svg:height="0.662cm" svg:x="3.797cm" svg:y="12.63cm" svg:viewBox="0 0 5766 663" draw:points="0,0 5766,0 5766,663 0,663">
          <text:p/>
        </draw:polygon>
        <draw:frame draw:style-name="gr3" draw:text-style-name="P11" draw:layer="layout" svg:width="8.219cm" svg:height="0.395cm" svg:x="9.75cm" svg:y="12.105cm">
          <draw:text-box>
            <text:p text:style-name="P8"><text:span text:style-name="T5">Todos os envolvidos da cadeia de valor da empresa.</text:span></text:p>
          </draw:text-box>
        </draw:frame>
        <draw:frame draw:style-name="gr3" draw:text-style-name="P4" draw:layer="layout" svg:width="3.058cm" svg:height="0.395cm" svg:x="4.128cm" svg:y="12.673cm">
          <draw:text-box>
            <text:p text:style-name="P2"><text:span text:style-name="T1">o impacto do qual é</text:span></text:p>
          </draw:text-box>
        </draw:frame>
        <draw:polygon draw:style-name="gr10" draw:text-style-name="P10" draw:layer="layout" svg:width="5.765cm" svg:height="1.084cm" svg:x="3.797cm" svg:y="13.292cm" svg:viewBox="0 0 5766 1085" draw:points="0,0 5766,0 5766,1085 0,1085">
          <text:p/>
        </draw:polygon>
        <draw:frame draw:style-name="gr3" draw:text-style-name="P11" draw:layer="layout" svg:width="7.635cm" svg:height="0.395cm" svg:x="9.765cm" svg:y="12.673cm">
          <draw:text-box>
            <text:p text:style-name="P8"><text:span text:style-name="T5">Perca de tempo pela demora da liquidação atual.</text:span></text:p>
          </draw:text-box>
        </draw:frame>
        <draw:frame draw:style-name="gr3" draw:text-style-name="P4" draw:layer="layout" svg:width="5.154cm" svg:height="0.395cm" svg:x="4.128cm" svg:y="13.335cm">
          <draw:text-box>
            <text:p text:style-name="P2"><text:span text:style-name="T1">uma solução bem-sucedida seria</text:span></text:p>
          </draw:text-box>
        </draw:frame>
        <draw:frame draw:style-name="gr3" draw:text-style-name="P11" draw:layer="layout" svg:width="7.787cm" svg:height="0.395cm" svg:x="9.75cm" svg:y="13.4cm">
          <draw:text-box>
            <text:p text:style-name="P8"><text:span text:style-name="T5">Ganho de tempo para os envolvidos e redução de</text:span></text:p>
          </draw:text-box>
        </draw:frame>
        <draw:line draw:style-name="gr11" draw:text-style-name="P5" draw:layer="layout" svg:x1="3.797cm" svg:y1="11.294cm" svg:x2="3.797cm" svg:y2="14.376cm">
          <text:p/>
        </draw:line>
        <draw:line draw:style-name="gr11" draw:text-style-name="P5" draw:layer="layout" svg:x1="9.562cm" svg:y1="11.294cm" svg:x2="9.562cm" svg:y2="14.376cm">
          <text:p/>
        </draw:line>
        <draw:line draw:style-name="gr11" draw:text-style-name="P5" draw:layer="layout" svg:x1="18.243cm" svg:y1="11.294cm" svg:x2="18.243cm" svg:y2="14.376cm">
          <text:p/>
        </draw:line>
        <draw:line draw:style-name="gr11" draw:text-style-name="P5" draw:layer="layout" svg:x1="3.771cm" svg:y1="11.294cm" svg:x2="18.27cm" svg:y2="11.294cm">
          <text:p/>
        </draw:line>
        <draw:line draw:style-name="gr5" draw:text-style-name="P5" draw:layer="layout" svg:x1="3.771cm" svg:y1="11.969cm" svg:x2="18.27cm" svg:y2="11.969cm">
          <text:p/>
        </draw:line>
        <draw:line draw:style-name="gr5" draw:text-style-name="P5" draw:layer="layout" svg:x1="3.771cm" svg:y1="12.63cm" svg:x2="18.27cm" svg:y2="12.63cm">
          <text:p/>
        </draw:line>
        <draw:line draw:style-name="gr5" draw:text-style-name="P5" draw:layer="layout" svg:x1="3.771cm" svg:y1="13.292cm" svg:x2="18.27cm" svg:y2="13.292cm">
          <text:p/>
        </draw:line>
        <draw:line draw:style-name="gr5" draw:text-style-name="P5" draw:layer="layout" svg:x1="3.771cm" svg:y1="14.376cm" svg:x2="18.27cm" svg:y2="14.376cm">
          <text:p/>
        </draw:line>
        <draw:frame draw:style-name="gr3" draw:text-style-name="P4" draw:layer="layout" svg:width="0.489cm" svg:height="0.395cm" svg:x="2.54cm" svg:y="15.266cm">
          <draw:text-box>
            <text:p text:style-name="P2"><text:span text:style-name="T6">2.2</text:span></text:p>
          </draw:text-box>
        </draw:frame>
        <draw:frame draw:style-name="gr3" draw:text-style-name="P4" draw:layer="layout" svg:width="6.352cm" svg:height="0.395cm" svg:x="3.81cm" svg:y="15.266cm">
          <draw:text-box>
            <text:p text:style-name="P2"><text:span text:style-name="T6">Instrução sobre a Posição do Produto</text:span></text:p>
          </draw:text-box>
        </draw:frame>
        <draw:polygon draw:style-name="gr10" draw:text-style-name="P10" draw:layer="layout" svg:width="4.921cm" svg:height="0.675cm" svg:x="3.797cm" svg:y="16.585cm" svg:viewBox="0 0 4922 676" draw:points="0,0 4922,0 4922,676 0,676">
          <text:p/>
        </draw:polygon>
        <draw:frame draw:style-name="gr3" draw:text-style-name="P4" draw:layer="layout" svg:width="0.743cm" svg:height="0.395cm" svg:x="4.128cm" svg:y="16.642cm">
          <draw:text-box>
            <text:p text:style-name="P2"><text:span text:style-name="T1">Para</text:span></text:p>
          </draw:text-box>
        </draw:frame>
        <draw:polygon draw:style-name="gr10" draw:text-style-name="P10" draw:layer="layout" svg:width="4.921cm" svg:height="0.661cm" svg:x="3.797cm" svg:y="17.26cm" svg:viewBox="0 0 4922 662" draw:points="0,0 4922,0 4922,662 0,662">
          <text:p/>
        </draw:polygon>
        <draw:frame draw:style-name="gr3" draw:text-style-name="P11" draw:layer="layout" svg:width="3.262cm" svg:height="0.395cm" svg:x="9.005cm" svg:y="16.675cm">
          <draw:text-box>
            <text:p text:style-name="P8"><text:span text:style-name="T5">Empresa contratante</text:span></text:p>
          </draw:text-box>
        </draw:frame>
        <draw:frame draw:style-name="gr3" draw:text-style-name="P4" draw:layer="layout" svg:width="0.667cm" svg:height="0.395cm" svg:x="4.128cm" svg:y="17.303cm">
          <draw:text-box>
            <text:p text:style-name="P2"><text:span text:style-name="T1">Que</text:span></text:p>
          </draw:text-box>
        </draw:frame>
        <draw:polygon draw:style-name="gr10" draw:text-style-name="P10" draw:layer="layout" svg:width="4.921cm" svg:height="0.662cm" svg:x="3.797cm" svg:y="17.921cm" svg:viewBox="0 0 4922 663" draw:points="0,0 4922,0 4922,663 0,663">
          <text:p/>
        </draw:polygon>
        <draw:frame draw:style-name="gr3" draw:text-style-name="P11" draw:layer="layout" svg:width="8.74cm" svg:height="0.395cm" svg:x="8.922cm" svg:y="17.303cm">
          <draw:text-box>
            <text:p text:style-name="P8"><text:span text:style-name="T5">Possui a necessidade a aperfeiçoar fluxo de pagamento</text:span></text:p>
          </draw:text-box>
        </draw:frame>
        <draw:frame draw:style-name="gr3" draw:text-style-name="P4" draw:layer="layout" svg:width="3.262cm" svg:height="0.395cm" svg:x="4.128cm" svg:y="17.964cm">
          <draw:text-box>
            <text:p text:style-name="P2"><text:span text:style-name="T1">O (nome do produto)</text:span></text:p>
          </draw:text-box>
        </draw:frame>
        <draw:polygon draw:style-name="gr10" draw:text-style-name="P10" draw:layer="layout" svg:width="4.921cm" svg:height="1.085cm" svg:x="3.797cm" svg:y="18.583cm" svg:viewBox="0 0 4922 1086" draw:points="0,0 4922,0 4922,1086 0,1086">
          <text:p/>
        </draw:polygon>
        <draw:frame draw:style-name="gr3" draw:text-style-name="P11" draw:layer="layout" svg:width="1.23cm" svg:height="0.395cm" svg:x="8.922cm" svg:y="17.964cm">
          <draw:text-box>
            <text:p text:style-name="P8"><text:span text:style-name="T5">MilkPay</text:span></text:p>
          </draw:text-box>
        </draw:frame>
        <draw:frame draw:style-name="gr3" draw:text-style-name="P4" draw:layer="layout" svg:width="0.667cm" svg:height="0.395cm" svg:x="4.128cm" svg:y="18.626cm">
          <draw:text-box>
            <text:p text:style-name="P2"><text:span text:style-name="T1">Que</text:span></text:p>
          </draw:text-box>
        </draw:frame>
        <draw:frame draw:style-name="gr3" draw:text-style-name="P11" draw:layer="layout" svg:width="8.503cm" svg:height="0.395cm" svg:x="8.922cm" svg:y="18.626cm">
          <draw:text-box>
            <text:p text:style-name="P8"><text:span text:style-name="T5">Traz uma solução web que facilita o gerenciamento de</text:span></text:p>
          </draw:text-box>
        </draw:frame>
        <draw:polygon draw:style-name="gr10" draw:text-style-name="P10" draw:layer="layout" svg:width="4.921cm" svg:height="0.661cm" svg:x="3.797cm" svg:y="19.668cm" svg:viewBox="0 0 4922 662" draw:points="0,0 4922,0 4922,662 0,662">
          <text:p/>
        </draw:polygon>
        <draw:frame draw:style-name="gr3" draw:text-style-name="P4" draw:layer="layout" svg:width="2.068cm" svg:height="0.395cm" svg:x="4.128cm" svg:y="19.711cm">
          <draw:text-box>
            <text:p text:style-name="P2"><text:span text:style-name="T1">A menos que</text:span></text:p>
          </draw:text-box>
        </draw:frame>
        <draw:polygon draw:style-name="gr10" draw:text-style-name="P10" draw:layer="layout" svg:width="4.921cm" svg:height="0.675cm" svg:x="3.797cm" svg:y="20.329cm" svg:viewBox="0 0 4922 676" draw:points="0,0 4922,0 4922,676 0,676">
          <text:p/>
        </draw:polygon>
        <draw:frame draw:style-name="gr3" draw:text-style-name="P11" draw:layer="layout" svg:width="9.197cm" svg:height="0.395cm" svg:x="8.922cm" svg:y="19.711cm">
          <draw:text-box>
            <text:p text:style-name="P8"><text:span text:style-name="T5">Grandes players do mercado desenvolvam produto similar.</text:span></text:p>
          </draw:text-box>
        </draw:frame>
        <draw:frame draw:style-name="gr3" draw:text-style-name="P4" draw:layer="layout" svg:width="2.288cm" svg:height="0.395cm" svg:x="4.128cm" svg:y="20.372cm">
          <draw:text-box>
            <text:p text:style-name="P2"><text:span text:style-name="T1">Nosso produto</text:span></text:p>
          </draw:text-box>
        </draw:frame>
        <draw:line draw:style-name="gr11" draw:text-style-name="P5" draw:layer="layout" svg:x1="3.797cm" svg:y1="16.585cm" svg:x2="3.797cm" svg:y2="21.004cm">
          <text:p/>
        </draw:line>
        <draw:line draw:style-name="gr11" draw:text-style-name="P5" draw:layer="layout" svg:x1="8.718cm" svg:y1="16.585cm" svg:x2="8.718cm" svg:y2="21.004cm">
          <text:p/>
        </draw:line>
        <draw:line draw:style-name="gr11" draw:text-style-name="P5" draw:layer="layout" svg:x1="18.243cm" svg:y1="16.585cm" svg:x2="18.243cm" svg:y2="21.004cm">
          <text:p/>
        </draw:line>
        <draw:line draw:style-name="gr11" draw:text-style-name="P5" draw:layer="layout" svg:x1="3.771cm" svg:y1="16.585cm" svg:x2="18.27cm" svg:y2="16.585cm">
          <text:p/>
        </draw:line>
        <draw:line draw:style-name="gr5" draw:text-style-name="P5" draw:layer="layout" svg:x1="3.771cm" svg:y1="17.26cm" svg:x2="18.27cm" svg:y2="17.26cm">
          <text:p/>
        </draw:line>
        <draw:line draw:style-name="gr5" draw:text-style-name="P5" draw:layer="layout" svg:x1="3.771cm" svg:y1="17.921cm" svg:x2="18.27cm" svg:y2="17.921cm">
          <text:p/>
        </draw:line>
        <draw:line draw:style-name="gr5" draw:text-style-name="P5" draw:layer="layout" svg:x1="3.771cm" svg:y1="18.583cm" svg:x2="18.27cm" svg:y2="18.583cm">
          <text:p/>
        </draw:line>
        <draw:line draw:style-name="gr5" draw:text-style-name="P5" draw:layer="layout" svg:x1="3.771cm" svg:y1="19.668cm" svg:x2="18.27cm" svg:y2="19.668cm">
          <text:p/>
        </draw:line>
        <draw:line draw:style-name="gr5" draw:text-style-name="P5" draw:layer="layout" svg:x1="3.771cm" svg:y1="20.329cm" svg:x2="18.27cm" svg:y2="20.329cm">
          <text:p/>
        </draw:line>
        <draw:line draw:style-name="gr11" draw:text-style-name="P5" draw:layer="layout" svg:x1="3.771cm" svg:y1="21.004cm" svg:x2="18.27cm" svg:y2="21.004cm">
          <text:p/>
        </draw:line>
        <draw:frame draw:style-name="gr3" draw:text-style-name="P11" draw:layer="layout" svg:width="9.328cm" svg:height="0.395cm" svg:x="8.922cm" svg:y="20.372cm">
          <draw:text-box>
            <text:p text:style-name="P8"><text:span text:style-name="T5">É especialista e criado para resolver o problema do escopo.</text:span></text:p>
          </draw:text-box>
        </draw:frame>
        <draw:frame draw:style-name="gr3" draw:text-style-name="P11" draw:layer="layout" svg:width="14.332cm" svg:height="0.395cm" svg:x="2.75cm" svg:y="6.854cm">
          <draw:text-box>
            <text:p text:style-name="P8"><text:span text:style-name="T5">da indústria leiteira, esta que sofre com o atual modelo que utiliza, com base nessa dor será</text:span></text:p>
          </draw:text-box>
        </draw:frame>
        <draw:frame draw:style-name="gr3" draw:text-style-name="P11" draw:layer="layout" svg:width="14.387cm" svg:height="0.395cm" svg:x="2.75cm" svg:y="7.354cm">
          <draw:text-box>
            <text:p text:style-name="P8"><text:span text:style-name="T5">desenvolvida a aplicação MilkPay que sua principal funcionalidade será trazer dinamicidade </text:span></text:p>
          </draw:text-box>
        </draw:frame>
        <draw:frame draw:style-name="gr3" draw:text-style-name="P11" draw:layer="layout" svg:width="13.316cm" svg:height="0.395cm" svg:x="2.75cm" svg:y="7.855cm">
          <draw:text-box>
            <text:p text:style-name="P8"><text:span text:style-name="T5">nas operações de pagamento tanto de seus fornecedores quanto de seus motoristas.</text:span></text:p>
          </draw:text-box>
        </draw:frame>
        <draw:frame draw:style-name="gr3" draw:text-style-name="P11" draw:layer="layout" svg:width="7.686cm" svg:height="0.395cm" svg:x="9.75cm" svg:y="13.9cm">
          <draw:text-box>
            <text:p text:style-name="P8"><text:span text:style-name="T5">custo com a atualização da forma de pagamento.</text:span></text:p>
          </draw:text-box>
        </draw:frame>
        <draw:frame draw:style-name="gr3" draw:text-style-name="P11" draw:layer="layout" svg:width="8.74cm" svg:height="0.395cm" svg:x="8.926cm" svg:y="19.127cm">
          <draw:text-box>
            <text:p text:style-name="P8"><text:span text:style-name="T5">títulos a receber/pagar, trazendo eficiência operacional.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-0.001cm" svg:viewBox="0 0 21591 27941" draw:points="0,0 21591,0 21591,27941 0,27941">
          <text:p/>
        </draw:polygon>
        <draw:frame draw:style-name="gr3" draw:text-style-name="P4" draw:layer="layout" svg:width="1.23cm" svg:height="0.395cm" svg:x="2.743cm" svg:y="1.326cm">
          <draw:text-box>
            <text:p text:style-name="P2"><text:span text:style-name="T1">MilkPay</text:span></text:p>
          </draw:text-box>
        </draw:frame>
        <draw:frame draw:style-name="gr3" draw:text-style-name="P4" draw:layer="layout" svg:width="0.352cm" svg:height="0.395cm" svg:x="13.762cm" svg:y="1.396cm">
          <draw:text-box>
            <text:p text:style-name="P2"><text:span text:style-name="T1"><text:s/></text:span></text:p>
          </draw:text-box>
        </draw:frame>
        <draw:frame draw:style-name="gr12" draw:text-style-name="P3" draw:layer="layout" svg:width="2.007cm" svg:height="0.395cm" svg:x="2.743cm" svg:y="1.846cm">
          <draw:text-box>
            <text:p text:style-name="P2"><text:span text:style-name="T1">Versão: 1.0</text:span></text:p>
          </draw:text-box>
        </draw:frame>
        <draw:line draw:style-name="gr5" draw:text-style-name="P5" draw:layer="layout" svg:x1="2.54cm" svg:y1="1.283cm" svg:x2="2.54cm" svg:y2="2.253cm">
          <text:p/>
        </draw:line>
        <draw:line draw:style-name="gr5" draw:text-style-name="P5" draw:layer="layout" svg:x1="13.558cm" svg:y1="1.283cm" svg:x2="13.558cm" svg:y2="2.253cm">
          <text:p/>
        </draw:line>
        <draw:line draw:style-name="gr5" draw:text-style-name="P5" draw:layer="layout" svg:x1="19.049cm" svg:y1="1.283cm" svg:x2="19.049cm" svg:y2="2.253cm">
          <text:p/>
        </draw:line>
        <draw:line draw:style-name="gr5" draw:text-style-name="P5" draw:layer="layout" svg:x1="2.526cm" svg:y1="1.283cm" svg:x2="19.063cm" svg:y2="1.283cm">
          <text:p/>
        </draw:line>
        <draw:line draw:style-name="gr5" draw:text-style-name="P5" draw:layer="layout" svg:x1="2.526cm" svg:y1="1.803cm" svg:x2="19.063cm" svg:y2="1.803cm">
          <text:p/>
        </draw:line>
        <draw:line draw:style-name="gr5" draw:text-style-name="P5" draw:layer="layout" svg:x1="2.526cm" svg:y1="2.253cm" svg:x2="19.063cm" svg:y2="2.253cm">
          <text:p/>
        </draw:line>
        <draw:frame draw:style-name="gr3" draw:text-style-name="P4" draw:layer="layout" svg:width="2.983cm" svg:height="0.395cm" svg:x="13.762cm" svg:y="1.846cm">
          <draw:text-box>
            <text:p text:style-name="P2"><text:span text:style-name="T1"><text:s text:c="2"/></text:span><text:span text:style-name="T1">Data: <text:s/>07/03/2022</text:span></text:p>
          </draw:text-box>
        </draw:frame>
        <draw:frame draw:style-name="gr3" draw:text-style-name="P4" draw:layer="layout" svg:width="1.928cm" svg:height="0.395cm" svg:x="2.743cm" svg:y="25.844cm">
          <draw:text-box>
            <text:p text:style-name="P2"><text:span text:style-name="T1">Confidencial</text:span></text:p>
          </draw:text-box>
        </draw:frame>
        <draw:frame draw:style-name="gr3" draw:text-style-name="P4" draw:layer="layout" svg:width="0.352cm" svg:height="0.412cm" svg:x="8.489cm" svg:y="25.842cm">
          <draw:text-box>
            <text:p text:style-name="P2"><text:span text:style-name="T2"></text:span></text:p>
          </draw:text-box>
        </draw:frame>
        <draw:frame draw:style-name="gr3" draw:text-style-name="P4" draw:layer="layout" svg:width="4.422cm" svg:height="0.395cm" svg:x="8.767cm" svg:y="25.853cm">
          <draw:text-box>
            <text:p text:style-name="P2"><text:span text:style-name="T1">&lt;AKTIE TECH&gt;, 07/03/2022</text:span></text:p>
          </draw:text-box>
        </draw:frame>
        <draw:line draw:style-name="gr6" draw:text-style-name="P5" draw:layer="layout" svg:x1="0.846cm" svg:y1="0.846cm" svg:x2="20.743cm" svg:y2="0.846cm">
          <text:p/>
        </draw:line>
        <draw:line draw:style-name="gr6" draw:text-style-name="P5" draw:layer="layout" svg:x1="0.846cm" svg:y1="0.846cm" svg:x2="0.846cm" svg:y2="27.093cm">
          <text:p/>
        </draw:line>
        <draw:line draw:style-name="gr6" draw:text-style-name="P5" draw:layer="layout" svg:x1="20.743cm" svg:y1="0.846cm" svg:x2="20.743cm" svg:y2="27.093cm">
          <text:p/>
        </draw:line>
        <draw:line draw:style-name="gr6" draw:text-style-name="P5" draw:layer="layout" svg:x1="0.846cm" svg:y1="27.093cm" svg:x2="20.743cm" svg:y2="27.093cm">
          <text:p/>
        </draw:line>
        <draw:frame draw:style-name="gr3" draw:text-style-name="P4" draw:layer="layout" svg:width="1.382cm" svg:height="0.395cm" svg:x="17.454cm" svg:y="25.844cm">
          <draw:text-box>
            <text:p text:style-name="P2"><text:span text:style-name="T1">Página 2</text:span></text:p>
          </draw:text-box>
        </draw:frame>
        <draw:frame draw:style-name="gr8" draw:text-style-name="P7" draw:layer="layout" svg:width="0.422cm" svg:height="0.475cm" svg:x="2.54cm" svg:y="2.691cm">
          <draw:text-box>
            <text:p text:style-name="P2"><text:span text:style-name="T4">3.</text:span></text:p>
          </draw:text-box>
        </draw:frame>
        <draw:frame draw:style-name="gr8" draw:text-style-name="P7" draw:layer="layout" svg:width="5.052cm" svg:height="0.475cm" svg:x="3.81cm" svg:y="2.691cm">
          <draw:text-box>
            <text:p text:style-name="P2"><text:span text:style-name="T4">Descrições do Envolvido</text:span></text:p>
          </draw:text-box>
        </draw:frame>
        <draw:frame draw:style-name="gr3" draw:text-style-name="P4" draw:layer="layout" svg:width="0.489cm" svg:height="0.395cm" svg:x="2.54cm" svg:y="3.934cm">
          <draw:text-box>
            <text:p text:style-name="P2"><text:span text:style-name="T6">3.1</text:span></text:p>
          </draw:text-box>
        </draw:frame>
        <draw:frame draw:style-name="gr3" draw:text-style-name="P4" draw:layer="layout" svg:width="3.698cm" svg:height="0.395cm" svg:x="3.81cm" svg:y="3.934cm">
          <draw:text-box>
            <text:p text:style-name="P2"><text:span text:style-name="T6">Resumo do Envolvido</text:span></text:p>
          </draw:text-box>
        </draw:frame>
        <draw:frame draw:style-name="gr3" draw:text-style-name="P4" draw:layer="layout" svg:width="1.077cm" svg:height="0.395cm" svg:x="4.001cm" svg:y="5.124cm">
          <draw:text-box>
            <text:p text:style-name="P2"><text:span text:style-name="T1"><text:s/></text:span><text:span text:style-name="T6">Nome</text:span></text:p>
          </draw:text-box>
        </draw:frame>
        <draw:frame draw:style-name="gr3" draw:text-style-name="P4" draw:layer="layout" svg:width="1.678cm" svg:height="0.395cm" svg:x="7.334cm" svg:y="5.124cm">
          <draw:text-box>
            <text:p text:style-name="P2"><text:span text:style-name="T6">Descrição</text:span></text:p>
          </draw:text-box>
        </draw:frame>
        <draw:frame draw:style-name="gr3" draw:text-style-name="P4" draw:layer="layout" svg:width="3.207cm" svg:height="0.395cm" svg:x="11.938cm" svg:y="5.124cm">
          <draw:text-box>
            <text:p text:style-name="P2"><text:span text:style-name="T6">Responsabilidades</text:span></text:p>
          </draw:text-box>
        </draw:frame>
        <draw:frame draw:style-name="gr3" draw:text-style-name="P9" draw:layer="layout" svg:width="1.835cm" svg:height="0.395cm" svg:x="4.001cm" svg:y="5.674cm">
          <draw:text-box>
            <text:p text:style-name="P8"><text:span text:style-name="T7">Via Lácteos</text:span></text:p>
          </draw:text-box>
        </draw:frame>
        <draw:frame draw:style-name="gr3" draw:text-style-name="P11" draw:layer="layout" svg:width="3.063cm" svg:height="0.395cm" svg:x="7.334cm" svg:y="5.674cm">
          <draw:text-box>
            <text:p text:style-name="P8"><text:span text:style-name="T5">Sponsor do projeto.</text:span></text:p>
          </draw:text-box>
        </draw:frame>
        <draw:frame draw:style-name="gr3" draw:text-style-name="P9" draw:layer="layout" svg:width="6.83cm" svg:height="2.759cm" svg:x="11.838cm" svg:y="5.674cm">
          <draw:text-box>
            <text:p text:style-name="P8"><text:span text:style-name="T7">Principal interessado na conclusão do</text:span></text:p>
            <text:p text:style-name="P8"><text:span text:style-name="T7">projeto para usufruir do valor que este gera,</text:span></text:p>
            <text:p text:style-name="P8"><text:span text:style-name="T7">também assegura que haverá uma</text:span></text:p>
            <text:p text:style-name="P8"><text:span text:style-name="T7">demanda de mercado para os recursos do</text:span></text:p>
            <text:p text:style-name="P8"><text:span text:style-name="T7">produto e responsável pelos recursos </text:span></text:p>
            <text:p text:style-name="P8"><text:span text:style-name="T7">financeiros para o desenvolvimento do </text:span></text:p>
            <text:p text:style-name="P8"><text:span text:style-name="T7">projeto. </text:span></text:p>
          </draw:text-box>
        </draw:frame>
        <draw:frame draw:style-name="gr3" draw:text-style-name="P11" draw:layer="layout" svg:width="6.568cm" svg:height="1.971cm" svg:x="12cm" svg:y="9.25cm">
          <draw:text-box>
            <text:p text:style-name="P8"><text:span text:style-name="T5">UI(User Interface), UX(User Experience),</text:span></text:p>
            <text:p text:style-name="P8"><text:span text:style-name="T5">desenvolvimento do back-end, desenvol-</text:span></text:p>
            <text:p text:style-name="P8"><text:span text:style-name="T5">vimento front-end, desenvolvimento Mobi-</text:span></text:p>
            <text:p text:style-name="P8"><text:span text:style-name="T5">le, gerenciamento do projeto, manutenção</text:span></text:p>
            <text:p text:style-name="P8"><text:span text:style-name="T5">e suporte da solução após entregue.</text:span></text:p>
          </draw:text-box>
        </draw:frame>
        <draw:line draw:style-name="gr5" draw:text-style-name="P5" draw:layer="layout" svg:x1="3.797cm" svg:y1="5.081cm" svg:x2="3.797cm" svg:y2="11.907cm">
          <text:p/>
        </draw:line>
        <draw:line draw:style-name="gr5" draw:text-style-name="P5" draw:layer="layout" svg:x1="7.131cm" svg:y1="5.081cm" svg:x2="7.131cm" svg:y2="11.907cm">
          <text:p/>
        </draw:line>
        <draw:line draw:style-name="gr5" draw:text-style-name="P5" draw:layer="layout" svg:x1="11.735cm" svg:y1="5.081cm" svg:x2="11.735cm" svg:y2="11.907cm">
          <text:p/>
        </draw:line>
        <draw:line draw:style-name="gr5" draw:text-style-name="P5" draw:layer="layout" svg:x1="18.72cm" svg:y1="5.081cm" svg:x2="18.72cm" svg:y2="11.907cm">
          <text:p/>
        </draw:line>
        <draw:line draw:style-name="gr5" draw:text-style-name="P5" draw:layer="layout" svg:x1="3.784cm" svg:y1="5.081cm" svg:x2="18.733cm" svg:y2="5.081cm">
          <text:p/>
        </draw:line>
        <draw:line draw:style-name="gr5" draw:text-style-name="P5" draw:layer="layout" svg:x1="3.784cm" svg:y1="5.531cm" svg:x2="18.733cm" svg:y2="5.531cm">
          <text:p/>
        </draw:line>
        <draw:line draw:style-name="gr5" draw:text-style-name="P5" draw:layer="layout" svg:x1="3.784cm" svg:y1="11.907cm" svg:x2="18.733cm" svg:y2="11.907cm">
          <text:p/>
        </draw:line>
        <draw:frame draw:style-name="gr3" draw:text-style-name="P4" draw:layer="layout" svg:width="0.489cm" svg:height="0.395cm" svg:x="2.54cm" svg:y="12.586cm">
          <draw:text-box>
            <text:p text:style-name="P2"><text:span text:style-name="T6">3.2</text:span></text:p>
          </draw:text-box>
        </draw:frame>
        <draw:frame draw:style-name="gr3" draw:text-style-name="P4" draw:layer="layout" svg:width="3.541cm" svg:height="0.395cm" svg:x="3.81cm" svg:y="12.586cm">
          <draw:text-box>
            <text:p text:style-name="P2"><text:span text:style-name="T6">Ambiente do Usuário</text:span></text:p>
          </draw:text-box>
        </draw:frame>
        <draw:frame draw:style-name="gr3" draw:text-style-name="P11" draw:layer="layout" svg:width="16.554cm" svg:height="5.517cm" svg:x="2.54cm" svg:y="13.115cm">
          <draw:text-box>
            <text:p text:style-name="P8"><text:span text:style-name="T5">Número de pessoas envolvidas na conclusão da tarefa? Isso será mudando?</text:span></text:p>
            <text:p text:style-name="P8"><text:span text:style-name="T5">levando em conta que atualmente seja necessário 3 colaboradores do setor financeiro. Com a </text:span></text:p>
            <text:p text:style-name="P8"><text:span text:style-name="T5">implementação da solução tal tarefa poderá ser desempenhada somente por 1 pessoa e as </text:span><text:span text:style-name="T5">outras </text:span></text:p>
            <text:p text:style-name="P8"><text:span text:style-name="T5">estariam disponíveis para realizar tarefas mais complexas.</text:span></text:p>
            <text:p text:style-name="P8"><text:span text:style-name="T5"/></text:p>
            <text:p text:style-name="P8"><text:span text:style-name="T5">Quanto tempo dura um ciclo de tarefas? Período de tempo gasto em cada atividade? Isso será </text:span><text:span text:style-name="T5">mudado?</text:span></text:p>
            <text:p text:style-name="P8"><text:span text:style-name="T5">Supondo que o setor financeiro utilize a transmissão de arquivos financeiros via VAN no </text:span><text:span text:style-name="T5">padrão CNAB240</text:span></text:p>
            <text:p text:style-name="P8"><text:span text:style-name="T5">a liquidação dos títulos é realizada D+1, o operacional do setor pode ser de até 3 horas, para </text:span><text:span text:style-name="T5">inserir todos</text:span></text:p>
            <text:p text:style-name="P8"><text:span text:style-name="T5">os títulos em uma agenda de pagamentos que será transmitida. Com a utilização</text:span></text:p>
            <text:p text:style-name="P8"><text:span text:style-name="T5"/></text:p>
            <text:p text:style-name="P8"><text:span text:style-name="T5">Quais plataformas do sistema estão em uso atualmente? Futuras plataformas?</text:span></text:p>
            <text:p text:style-name="P8"><text:span text:style-name="T5">Atualmente utilizando um ERP desenvolvido por terceiros. Será criada a plataforma onde ira </text:span><text:span text:style-name="T5">acorrer</text:span></text:p>
            <text:p text:style-name="P8"><text:span text:style-name="T5">o novo processo financeiro, esta que estará integrada ao sistema ERP utilizado atualmente. </text:span></text:p>
            <text:p text:style-name="P8"><text:span text:style-name="T5"/></text:p>
          </draw:text-box>
        </draw:frame>
        <draw:frame draw:style-name="gr8" draw:text-style-name="P7" draw:layer="layout" svg:width="0.422cm" svg:height="0.475cm" svg:x="2.54cm" svg:y="19.026cm">
          <draw:text-box>
            <text:p text:style-name="P2"><text:span text:style-name="T4">4.</text:span></text:p>
          </draw:text-box>
        </draw:frame>
        <draw:frame draw:style-name="gr8" draw:text-style-name="P7" draw:layer="layout" svg:width="4.718cm" svg:height="0.475cm" svg:x="3.81cm" svg:y="19.026cm">
          <draw:text-box>
            <text:p text:style-name="P2"><text:span text:style-name="T4">Visão Geral do Produto</text:span></text:p>
          </draw:text-box>
        </draw:frame>
        <draw:frame draw:style-name="gr3" draw:text-style-name="P4" draw:layer="layout" svg:width="0.489cm" svg:height="0.395cm" svg:x="2.54cm" svg:y="20.269cm">
          <draw:text-box>
            <text:p text:style-name="P2"><text:span text:style-name="T6">4.1</text:span></text:p>
          </draw:text-box>
        </draw:frame>
        <draw:frame draw:style-name="gr3" draw:text-style-name="P4" draw:layer="layout" svg:width="3.947cm" svg:height="0.395cm" svg:x="3.81cm" svg:y="20.269cm">
          <draw:text-box>
            <text:p text:style-name="P2"><text:span text:style-name="T6">Perspectiva do Produto</text:span></text:p>
          </draw:text-box>
        </draw:frame>
        <draw:frame draw:style-name="gr3" draw:text-style-name="P11" draw:layer="layout" svg:width="17.566cm" svg:height="1.971cm" svg:x="2.54cm" svg:y="20.898cm">
          <draw:text-box>
            <text:p text:style-name="P8"><text:span text:style-name="T8">A utilização do produto se dera após o processo operacional de inserção de um novo título </text:span><text:span text:style-name="T8">ocorrer no sistema</text:span></text:p>
            <text:p text:style-name="P8"><text:span text:style-name="T8">ERP utilizado pela empresa, dado que esse título esteja disponível será consultado via </text:span><text:span text:style-name="T8">plataforma MilkPay</text:span></text:p>
            <text:p text:style-name="P8"><text:span text:style-name="T8">Pelo usuário que deseja realizar o pagamento/recebimento do mesmo, todo processo </text:span><text:span text:style-name="T8">operacional de pagamento</text:span></text:p>
            <text:p text:style-name="P8"><text:span text:style-name="T8">Será realizado na plataforma MilkPay, demais informações como histórico de </text:span><text:span text:style-name="T8">pagamentos/recebimentos,</text:span></text:p>
            <text:p text:style-name="P8"><text:span text:style-name="T8">próximos pagamentos/recebimentos e métricas úteis ao usuário também estarão disponíveis </text:span><text:span text:style-name="T8">na plataforma </text:span></text:p>
          </draw:text-box>
        </draw:frame>
        <draw:line draw:style-name="gr5" draw:text-style-name="P5" draw:layer="layout" svg:x1="3.785cm" svg:y1="9.081cm" svg:x2="18.734cm" svg:y2="9.081cm">
          <text:p/>
        </draw:line>
        <draw:frame draw:style-name="gr13" draw:text-style-name="P3" draw:layer="layout" svg:width="2.498cm" svg:height="0.395cm" svg:x="4.002cm" svg:y="9.275cm">
          <draw:text-box>
            <text:p text:style-name="P2"><text:span text:style-name="T5">AKTIE</text:span><text:span text:style-name="T9"> </text:span><text:span text:style-name="T5">TECH</text:span></text:p>
          </draw:text-box>
        </draw:frame>
        <draw:frame draw:style-name="gr3" draw:text-style-name="P11" draw:layer="layout" svg:width="4.489cm" svg:height="0.395cm" svg:x="7.235cm" svg:y="9.275cm">
          <draw:text-box>
            <text:p text:style-name="P8"><text:span text:style-name="T5">Desenvolvimento da solução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3" draw:text-style-name="P4" draw:layer="layout" svg:width="1.23cm" svg:height="0.395cm" svg:x="2.743cm" svg:y="1.326cm">
          <draw:text-box>
            <text:p text:style-name="P2"><text:span text:style-name="T1">M</text:span><text:span text:style-name="T1">ilk</text:span><text:span text:style-name="T1">P</text:span><text:span text:style-name="T1">a</text:span><text:span text:style-name="T1">y</text:span></text:p>
          </draw:text-box>
        </draw:frame>
        <draw:frame draw:style-name="gr3" draw:text-style-name="P4" draw:layer="layout" svg:width="0.352cm" svg:height="0.395cm" svg:x="13.762cm" svg:y="1.39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.115cm" svg:height="0.395cm" svg:x="2.743cm" svg:y="1.846cm">
          <draw:text-box>
            <text:p text:style-name="P2"><text:span text:style-name="T1">Versão</text:span></text:p>
          </draw:text-box>
        </draw:frame>
        <draw:line draw:style-name="gr5" draw:text-style-name="P5" draw:layer="layout" svg:x1="2.54cm" svg:y1="1.283cm" svg:x2="2.54cm" svg:y2="2.253cm">
          <text:p/>
        </draw:line>
        <draw:line draw:style-name="gr5" draw:text-style-name="P5" draw:layer="layout" svg:x1="13.558cm" svg:y1="1.283cm" svg:x2="13.558cm" svg:y2="2.253cm">
          <text:p/>
        </draw:line>
        <draw:line draw:style-name="gr5" draw:text-style-name="P5" draw:layer="layout" svg:x1="19.049cm" svg:y1="1.283cm" svg:x2="19.049cm" svg:y2="2.253cm">
          <text:p/>
        </draw:line>
        <draw:line draw:style-name="gr5" draw:text-style-name="P5" draw:layer="layout" svg:x1="2.526cm" svg:y1="1.283cm" svg:x2="19.063cm" svg:y2="1.283cm">
          <text:p/>
        </draw:line>
        <draw:line draw:style-name="gr5" draw:text-style-name="P5" draw:layer="layout" svg:x1="2.526cm" svg:y1="1.803cm" svg:x2="19.063cm" svg:y2="1.803cm">
          <text:p/>
        </draw:line>
        <draw:line draw:style-name="gr5" draw:text-style-name="P5" draw:layer="layout" svg:x1="2.526cm" svg:y1="2.253cm" svg:x2="19.063cm" svg:y2="2.253cm">
          <text:p/>
        </draw:line>
        <draw:frame draw:style-name="gr3" draw:text-style-name="P4" draw:layer="layout" svg:width="2.983cm" svg:height="0.395cm" svg:x="13.762cm" svg:y="1.846cm">
          <draw:text-box>
            <text:p text:style-name="P2"><text:span text:style-name="T1"><text:s/></text:span><text:span text:style-name="T1"><text:s/></text:span><text:span text:style-name="T1">D</text:span><text:span text:style-name="T1">a</text:span><text:span text:style-name="T1">t</text:span><text:span text:style-name="T1">a</text:span><text:span text:style-name="T1">:</text:span><text:span text:style-name="T1"> </text:span><text:span text:style-name="T1"><text:s/></text:span><text:span text:style-name="T1">0</text:span><text:span text:style-name="T1">7</text:span><text:span text:style-name="T1">/</text:span><text:span text:style-name="T1">0</text:span><text:span text:style-name="T1">3</text:span><text:span text:style-name="T1">/</text:span><text:span text:style-name="T1">2</text:span><text:span text:style-name="T1">0</text:span><text:span text:style-name="T1">2</text:span><text:span text:style-name="T1">2</text:span></text:p>
          </draw:text-box>
        </draw:frame>
        <draw:frame draw:style-name="gr3" draw:text-style-name="P4" draw:layer="layout" svg:width="1.928cm" svg:height="0.395cm" svg:x="2.743cm" svg:y="25.844cm">
          <draw:text-box>
            <text:p text:style-name="P2"><text:span text:style-name="T1">Confidencial</text:span></text:p>
          </draw:text-box>
        </draw:frame>
        <draw:frame draw:style-name="gr3" draw:text-style-name="P4" draw:layer="layout" svg:width="0.352cm" svg:height="0.412cm" svg:x="8.489cm" svg:y="25.842cm">
          <draw:text-box>
            <text:p text:style-name="P2"><text:span text:style-name="T2"></text:span></text:p>
          </draw:text-box>
        </draw:frame>
        <draw:frame draw:style-name="gr3" draw:text-style-name="P4" draw:layer="layout" svg:width="4.015cm" svg:height="0.395cm" svg:x="8.767cm" svg:y="25.853cm">
          <draw:text-box>
            <text:p text:style-name="P2"><text:span text:style-name="T1">AKTIE TECH, 07/03/2022</text:span></text:p>
          </draw:text-box>
        </draw:frame>
        <draw:line draw:style-name="gr6" draw:text-style-name="P5" draw:layer="layout" svg:x1="0.846cm" svg:y1="0.846cm" svg:x2="20.743cm" svg:y2="0.846cm">
          <text:p/>
        </draw:line>
        <draw:line draw:style-name="gr6" draw:text-style-name="P5" draw:layer="layout" svg:x1="0.846cm" svg:y1="0.846cm" svg:x2="0.846cm" svg:y2="27.093cm">
          <text:p/>
        </draw:line>
        <draw:line draw:style-name="gr6" draw:text-style-name="P5" draw:layer="layout" svg:x1="20.743cm" svg:y1="0.846cm" svg:x2="20.743cm" svg:y2="27.093cm">
          <text:p/>
        </draw:line>
        <draw:line draw:style-name="gr6" draw:text-style-name="P5" draw:layer="layout" svg:x1="0.846cm" svg:y1="27.093cm" svg:x2="20.743cm" svg:y2="27.093cm">
          <text:p/>
        </draw:line>
        <draw:frame draw:style-name="gr3" draw:text-style-name="P4" draw:layer="layout" svg:width="1.382cm" svg:height="0.395cm" svg:x="17.454cm" svg:y="25.844cm">
          <draw:text-box>
            <text:p text:style-name="P2"><text:span text:style-name="T1">Página 3</text:span></text:p>
          </draw:text-box>
        </draw:frame>
        <draw:frame draw:style-name="gr3" draw:text-style-name="P11" draw:layer="layout" svg:width="16.609cm" svg:height="1.183cm" svg:x="2.488cm" svg:y="3.66cm">
          <draw:text-box>
            <text:p text:style-name="P8"><text:span text:style-name="T8">Necessári</text:span><text:span text:style-name="T8">o um </text:span><text:span text:style-name="T8">dispositiv</text:span><text:span text:style-name="T8">o que </text:span><text:span text:style-name="T8">possua </text:span><text:span text:style-name="T8">acesso à </text:span><text:span text:style-name="T8">internet e </text:span><text:span text:style-name="T8">consiga </text:span><text:span text:style-name="T8">realizar a </text:span><text:span text:style-name="T8">navegaçã</text:span><text:span text:style-name="T8">o em </text:span><text:span text:style-name="T8">páginas</text:span></text:p>
            <text:p text:style-name="P8"><text:span text:style-name="T8">Web. </text:span><text:span text:style-name="T8">Necessári</text:span><text:span text:style-name="T8">a e </text:span><text:span text:style-name="T8">abertura </text:span><text:span text:style-name="T8">de end-</text:span><text:span text:style-name="T8">point’s de </text:span><text:span text:style-name="T8">consultas </text:span><text:span text:style-name="T8">de </text:span><text:span text:style-name="T8">informaçõ</text:span><text:span text:style-name="T8">es por </text:span><text:span text:style-name="T8">parte da </text:span><text:span text:style-name="T8">empresa </text:span><text:span text:style-name="T8">terceiriza</text:span><text:span text:style-name="T8">da</text:span></text:p>
            <text:p text:style-name="P8"><text:span text:style-name="T8">detentora </text:span><text:span text:style-name="T8">do ERP </text:span><text:span text:style-name="T8">utilizado </text:span><text:span text:style-name="T8">atualment</text:span><text:span text:style-name="T8">e.</text:span></text:p>
          </draw:text-box>
        </draw:frame>
        <draw:frame draw:style-name="gr3" draw:text-style-name="P4" draw:layer="layout" svg:width="0.489cm" svg:height="0.395cm" svg:x="2.488cm" svg:y="6.2cm">
          <draw:text-box>
            <text:p text:style-name="P2"><text:span text:style-name="T6">4.3</text:span></text:p>
          </draw:text-box>
        </draw:frame>
        <draw:frame draw:style-name="gr3" draw:text-style-name="P4" draw:layer="layout" svg:width="4.333cm" svg:height="0.395cm" svg:x="3.758cm" svg:y="6.2cm">
          <draw:text-box>
            <text:p text:style-name="P2"><text:span text:style-name="T6">Necessidade</text:span><text:span text:style-name="T6">s e </text:span><text:span text:style-name="T6">Recursos</text:span></text:p>
          </draw:text-box>
        </draw:frame>
        <draw:frame draw:style-name="gr3" draw:text-style-name="P4" draw:layer="layout" svg:width="2.148cm" svg:height="0.395cm" svg:x="2.472cm" svg:y="7.72cm">
          <draw:text-box>
            <text:p text:style-name="P2"><text:span text:style-name="T6">Necessidade</text:span></text:p>
          </draw:text-box>
        </draw:frame>
        <draw:frame draw:style-name="gr3" draw:text-style-name="P4" draw:layer="layout" svg:width="1.738cm" svg:height="0.395cm" svg:x="6.771cm" svg:y="7.72cm">
          <draw:text-box>
            <text:p text:style-name="P2"><text:span text:style-name="T6">Pri</text:span><text:span text:style-name="T6">ori</text:span><text:span text:style-name="T6">da</text:span><text:span text:style-name="T6">de</text:span></text:p>
          </draw:text-box>
        </draw:frame>
        <draw:frame draw:style-name="gr3" draw:text-style-name="P4" draw:layer="layout" svg:width="1.602cm" svg:height="0.395cm" svg:x="9.993cm" svg:y="7.72cm">
          <draw:text-box>
            <text:p text:style-name="P2"><text:span text:style-name="T6">Recursos</text:span></text:p>
          </draw:text-box>
        </draw:frame>
        <draw:line draw:style-name="gr5" draw:text-style-name="P5" draw:layer="layout" svg:x1="2.269cm" svg:y1="7.677cm" svg:x2="2.269cm" svg:y2="9cm">
          <text:p/>
        </draw:line>
        <draw:line draw:style-name="gr5" draw:text-style-name="P5" draw:layer="layout" svg:x1="6.567cm" svg:y1="7.677cm" svg:x2="6.567cm" svg:y2="9cm">
          <text:p/>
        </draw:line>
        <draw:line draw:style-name="gr5" draw:text-style-name="P5" draw:layer="layout" svg:x1="9.79cm" svg:y1="7.677cm" svg:x2="9.79cm" svg:y2="9cm">
          <text:p/>
        </draw:line>
        <draw:line draw:style-name="gr5" draw:text-style-name="P5" draw:layer="layout" svg:x1="13.806cm" svg:y1="7.677cm" svg:x2="13.806cm" svg:y2="9cm">
          <text:p/>
        </draw:line>
        <draw:line draw:style-name="gr5" draw:text-style-name="P5" draw:layer="layout" svg:x1="18.736cm" svg:y1="7.677cm" svg:x2="18.736cm" svg:y2="9cm">
          <text:p/>
        </draw:line>
        <draw:line draw:style-name="gr5" draw:text-style-name="P5" draw:layer="layout" svg:x1="2.255cm" svg:y1="7.677cm" svg:x2="18.75cm" svg:y2="7.677cm">
          <text:p/>
        </draw:line>
        <draw:line draw:style-name="gr5" draw:text-style-name="P5" draw:layer="layout" svg:x1="2.255cm" svg:y1="8.338cm" svg:x2="18.75cm" svg:y2="8.338cm">
          <text:p/>
        </draw:line>
        <draw:line draw:style-name="gr5" draw:text-style-name="P5" draw:layer="layout" svg:x1="2.255cm" svg:y1="9cm" svg:x2="18.75cm" svg:y2="9cm">
          <text:p/>
        </draw:line>
        <draw:frame draw:style-name="gr3" draw:text-style-name="P4" draw:layer="layout" svg:width="3.397cm" svg:height="0.395cm" svg:x="14.01cm" svg:y="7.72cm">
          <draw:text-box>
            <text:p text:style-name="P2"><text:span text:style-name="T6">Liberação Planejada</text:span></text:p>
          </draw:text-box>
        </draw:frame>
        <draw:frame draw:style-name="gr3" draw:text-style-name="P4" draw:layer="layout" svg:width="0.489cm" svg:height="0.395cm" svg:x="2.453cm" svg:y="2.855cm">
          <draw:text-box>
            <text:p text:style-name="P2"><text:span text:style-name="T6">4.2</text:span></text:p>
          </draw:text-box>
        </draw:frame>
        <draw:frame draw:style-name="gr3" draw:text-style-name="P4" draw:layer="layout" svg:width="4.527cm" svg:height="0.395cm" svg:x="3.723cm" svg:y="2.855cm">
          <draw:text-box>
            <text:p text:style-name="P2"><text:span text:style-name="T6">Pre</text:span><text:span text:style-name="T6">mis</text:span><text:span text:style-name="T6">sas </text:span><text:span text:style-name="T6">e </text:span><text:span text:style-name="T6">Dep</text:span><text:span text:style-name="T6">end</text:span><text:span text:style-name="T6">ênc</text:span><text:span text:style-name="T6">ias</text:span></text:p>
          </draw:text-box>
        </draw:frame>
        <draw:frame draw:style-name="gr3" draw:text-style-name="P11" draw:layer="layout" svg:width="2.694cm" svg:height="0.395cm" svg:x="2.5cm" svg:y="8.5cm">
          <draw:text-box>
            <text:p text:style-name="P8"><text:span text:style-name="T5">Desen</text:span><text:span text:style-name="T5">volvim</text:span><text:span text:style-name="T5">ento</text:span></text:p>
          </draw:text-box>
        </draw:frame>
        <draw:line draw:style-name="gr5" draw:text-style-name="P5" draw:layer="layout" svg:x1="2.256cm" svg:y1="9cm" svg:x2="18.751cm" svg:y2="9cm">
          <text:p/>
        </draw:line>
        <draw:line draw:style-name="gr5" draw:text-style-name="P5" draw:layer="layout" svg:x1="2.269cm" svg:y1="8.978cm" svg:x2="2.269cm" svg:y2="10.301cm">
          <text:p/>
        </draw:line>
        <draw:line draw:style-name="gr5" draw:text-style-name="P5" draw:layer="layout" svg:x1="6.567cm" svg:y1="8.978cm" svg:x2="6.567cm" svg:y2="10.301cm">
          <text:p/>
        </draw:line>
        <draw:line draw:style-name="gr5" draw:text-style-name="P5" draw:layer="layout" svg:x1="9.79cm" svg:y1="8.978cm" svg:x2="9.79cm" svg:y2="10.301cm">
          <text:p/>
        </draw:line>
        <draw:line draw:style-name="gr5" draw:text-style-name="P5" draw:layer="layout" svg:x1="13.806cm" svg:y1="8.978cm" svg:x2="13.806cm" svg:y2="10.301cm">
          <text:p/>
        </draw:line>
        <draw:line draw:style-name="gr5" draw:text-style-name="P5" draw:layer="layout" svg:x1="18.736cm" svg:y1="8.978cm" svg:x2="18.736cm" svg:y2="10.301cm">
          <text:p/>
        </draw:line>
        <draw:line draw:style-name="gr5" draw:text-style-name="P5" draw:layer="layout" svg:x1="2.255cm" svg:y1="8.978cm" svg:x2="18.75cm" svg:y2="8.978cm">
          <text:p/>
        </draw:line>
        <draw:line draw:style-name="gr5" draw:text-style-name="P5" draw:layer="layout" svg:x1="2.255cm" svg:y1="9.639cm" svg:x2="18.75cm" svg:y2="9.639cm">
          <text:p/>
        </draw:line>
        <draw:line draw:style-name="gr5" draw:text-style-name="P5" draw:layer="layout" svg:x1="2.255cm" svg:y1="10.301cm" svg:x2="18.75cm" svg:y2="10.301cm">
          <text:p/>
        </draw:line>
        <draw:line draw:style-name="gr5" draw:text-style-name="P5" draw:layer="layout" svg:x1="2.256cm" svg:y1="10.301cm" svg:x2="18.751cm" svg:y2="10.301cm">
          <text:p/>
        </draw:line>
        <draw:frame draw:style-name="gr3" draw:text-style-name="P11" draw:layer="layout" svg:width="0.603cm" svg:height="0.395cm" svg:x="6.806cm" svg:y="8.5cm">
          <draw:text-box>
            <text:p text:style-name="P8"><text:span text:style-name="T5">Alta</text:span></text:p>
          </draw:text-box>
        </draw:frame>
        <draw:frame draw:style-name="gr3" draw:text-style-name="P11" draw:layer="layout" svg:width="2.711cm" svg:height="0.395cm" svg:x="10.056cm" svg:y="8.5cm">
          <draw:text-box>
            <text:p text:style-name="P8"><text:span text:style-name="T5">R$ 160,00 a hora</text:span></text:p>
          </draw:text-box>
        </draw:frame>
        <draw:frame draw:style-name="gr3" draw:text-style-name="P11" draw:layer="layout" svg:width="4.121cm" svg:height="0.395cm" svg:x="14.058cm" svg:y="8.501cm">
          <draw:text-box>
            <text:p text:style-name="P8"><text:span text:style-name="T5">Quando assinado </text:span><text:span text:style-name="T5">contrato</text:span></text:p>
          </draw:text-box>
        </draw:frame>
        <draw:frame draw:style-name="gr3" draw:text-style-name="P11" draw:layer="layout" svg:width="3.884cm" svg:height="0.395cm" svg:x="14.062cm" svg:y="9.102cm">
          <draw:text-box>
            <text:p text:style-name="P8"><text:span text:style-name="T5">Ap</text:span><text:span text:style-name="T5">ós </text:span><text:span text:style-name="T5">ent</text:span><text:span text:style-name="T5">reg</text:span><text:span text:style-name="T5">ue </text:span><text:span text:style-name="T5">a </text:span><text:span text:style-name="T5">sol</text:span><text:span text:style-name="T5">uç</text:span><text:span text:style-name="T5">ão</text:span></text:p>
          </draw:text-box>
        </draw:frame>
        <draw:frame draw:style-name="gr3" draw:text-style-name="P11" draw:layer="layout" svg:width="2.673cm" svg:height="0.395cm" svg:x="10.058cm" svg:y="9.101cm">
          <draw:text-box>
            <text:p text:style-name="P8"><text:span text:style-name="T5">R$ 1.000,00 mês</text:span></text:p>
          </draw:text-box>
        </draw:frame>
        <draw:frame draw:style-name="gr3" draw:text-style-name="P11" draw:layer="layout" svg:width="0.955cm" svg:height="0.395cm" svg:x="6.698cm" svg:y="9.101cm">
          <draw:text-box>
            <text:p text:style-name="P8"><text:span text:style-name="T5">M</text:span><text:span text:style-name="T5">é</text:span><text:span text:style-name="T5">di</text:span><text:span text:style-name="T5">a</text:span></text:p>
          </draw:text-box>
        </draw:frame>
        <draw:frame draw:style-name="gr3" draw:text-style-name="P11" draw:layer="layout" svg:width="3.55cm" svg:height="0.395cm" svg:x="2.501cm" svg:y="9.101cm">
          <draw:text-box>
            <text:p text:style-name="P8"><text:span text:style-name="T5">Manutenção e Suporte</text:span></text:p>
          </draw:text-box>
        </draw:frame>
        <draw:frame draw:style-name="gr3" draw:text-style-name="P11" draw:layer="layout" svg:width="3.969cm" svg:height="0.395cm" svg:x="2.501cm" svg:y="9.701cm">
          <draw:text-box>
            <text:p text:style-name="P8"><text:span text:style-name="T5">Custos e Lucro Empresa </text:span></text:p>
          </draw:text-box>
        </draw:frame>
        <draw:frame draw:style-name="gr3" draw:text-style-name="P11" draw:layer="layout" svg:width="0.955cm" svg:height="0.395cm" svg:x="6.699cm" svg:y="9.802cm">
          <draw:text-box>
            <text:p text:style-name="P8"><text:span text:style-name="T5">Média</text:span></text:p>
          </draw:text-box>
        </draw:frame>
        <draw:frame draw:style-name="gr3" draw:text-style-name="P11" draw:layer="layout" svg:width="1.911cm" svg:height="0.395cm" svg:x="10.062cm" svg:y="9.802cm">
          <draw:text-box>
            <text:p text:style-name="P8"><text:span text:style-name="T5">R$ </text:span><text:span text:style-name="T5">4.600,00</text:span></text:p>
          </draw:text-box>
        </draw:frame>
        <draw:frame draw:style-name="gr3" draw:text-style-name="P11" draw:layer="layout" svg:width="3.884cm" svg:height="0.395cm" svg:x="14.057cm" svg:y="9.803cm">
          <draw:text-box>
            <text:p text:style-name="P8"><text:span text:style-name="T5">Após entregue a </text:span><text:span text:style-name="T5">soluçã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3-07T21:55:24.375479844</dc:date>
    <meta:editing-duration>PT48M47S</meta:editing-duration>
    <meta:editing-cycles>13</meta:editing-cycles>
    <meta:generator>LibreOffice/7.3.1.3$Linux_X86_64 LibreOffice_project/eead5aec017556e2cdbf9dfff06537ec58969b73</meta:generator>
    <meta:document-statistic meta:object-count="189"/>
  </office:meta>
</office:document-meta>
</file>